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43000000538A47E0B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 Unicode MS" svg:font-family="'Arial Unicode M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25in" table:align="right" style:writing-mode="rl-tb"/>
    </style:style>
    <style:style style:name="Table1.A" style:family="table-column">
      <style:table-column-properties style:column-width="0.9167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3.2917in"/>
    </style:style>
    <style:style style:name="Table1.D" style:family="table-column">
      <style:table-column-properties style:column-width="1.2764in"/>
    </style:style>
    <style:style style:name="Table1.E" style:family="table-column">
      <style:table-column-properties style:column-width="0.1708in"/>
    </style:style>
    <style:style style:name="Table1.F" style:family="table-column">
      <style:table-column-properties style:column-width="2.4069in"/>
    </style:style>
    <style:style style:name="Table1.1" style:family="table-row">
      <style:table-row-properties style:min-row-height="0.1667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1771in"/>
    </style:style>
    <style:style style:name="Table1.5" style:family="table-row">
      <style:table-row-properties style:min-row-height="0.3931in"/>
    </style:style>
    <style:style style:name="Table1.6" style:family="table-row">
      <style:table-row-properties style:min-row-height="0.4514in"/>
    </style:style>
    <style:style style:name="Table1.7" style:family="table-row">
      <style:table-row-properties style:min-row-height="0.5993in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0pt" officeooo:rsid="002502d0" officeooo:paragraph-rsid="002502d0" style:font-size-asian="8.75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fo:font-weight="bold" officeooo:rsid="00151e08" officeooo:paragraph-rsid="008c8c5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ae54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b1430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5d7c0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officeooo:paragraph-rsid="005b11cf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fo:font-size="10pt" officeooo:rsid="00151e08" officeooo:paragraph-rsid="008b1430" style:font-size-asian="10pt" style:font-size-complex="10pt"/>
    </style:style>
    <style:style style:name="P9" style:family="paragraph" style:parent-style-name="Standard">
      <style:text-properties officeooo:paragraph-rsid="008b1430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3.6665in"/>
          <style:tab-stop style:position="4.8335in"/>
        </style:tab-stops>
      </style:paragraph-properties>
      <style:text-properties officeooo:rsid="004cc030" officeooo:paragraph-rsid="004a7d33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82e3e" style:font-weight-asian="bold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c8c58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fo:font-size="10pt" officeooo:rsid="00151e08" officeooo:paragraph-rsid="00151e08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fo:font-size="10pt" officeooo:rsid="00151e08" officeooo:paragraph-rsid="0065be31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font-size="10pt" officeooo:rsid="00151e08" officeooo:paragraph-rsid="00364257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fo:font-size="10pt" fo:font-weight="bold" officeooo:rsid="00151e08" officeooo:paragraph-rsid="00151e08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size="10pt" fo:font-weight="bold" officeooo:rsid="00151e08" officeooo:paragraph-rsid="00364257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size="10pt" fo:font-weight="bold" officeooo:rsid="00364257" officeooo:paragraph-rsid="00454218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normal" officeooo:rsid="0016b382" officeooo:paragraph-rsid="00c02235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c06902" style:font-size-asian="10pt" style:font-weight-asian="bold" style:font-size-complex="10pt" style:font-weight-complex="bold"/>
    </style:style>
    <style:style style:name="P23" style:family="paragraph">
      <style:paragraph-properties fo:text-align="start"/>
      <style:text-properties style:text-line-through-style="none" style:font-name="Times New Roman" fo:font-size="8pt" fo:font-style="normal" style:text-underline-style="none" fo:font-weight="normal"/>
    </style:style>
    <style:style style:name="P24" style:family="paragraph">
      <style:paragraph-properties fo:text-align="end"/>
      <style:text-properties style:text-line-through-style="none" fo:font-family="'Arial Unicode MS'" style:font-style-name="Regular" style:font-family-generic="swiss" style:font-pitch="variable" fo:font-size="8pt" fo:font-style="normal" style:text-underline-style="none" fo:font-weight="normal"/>
    </style:style>
    <style:style style:name="P25" style:family="paragraph">
      <style:paragraph-properties fo:text-align="end"/>
      <style:text-properties style:text-line-through-style="none" fo:font-family="'Arial Unicode MS'" style:font-style-name="Regular" style:font-family-generic="swiss" style:font-pitch="variable" fo:font-size="9pt" fo:font-style="normal" style:text-underline-style="none" fo:font-weight="normal"/>
    </style:style>
    <style:style style:name="P26" style:family="paragraph">
      <style:paragraph-properties fo:text-align="end"/>
      <style:text-properties style:text-line-through-style="none" style:font-name="Liberation Sans" fo:font-size="8pt" fo:font-style="normal" style:text-underline-style="none" fo:font-weight="normal"/>
    </style:style>
    <style:style style:name="P27" style:family="paragraph">
      <style:paragraph-properties fo:text-align="end"/>
      <style:text-properties style:text-line-through-style="none" fo:font-family="'Arial Unicode MS'" style:font-style-name="Regular" style:font-family-generic="swiss" style:font-pitch="variable" fo:font-size="10pt" fo:font-style="normal" style:text-underline-style="none" fo:font-weight="normal"/>
    </style:style>
    <style:style style:name="P28" style:family="paragraph">
      <style:paragraph-properties fo:text-align="end"/>
      <style:text-properties style:text-line-through-style="none" fo:font-family="'Arial Unicode MS'" style:font-style-name="Regular" style:font-family-generic="swiss" style:font-pitch="variable" fo:font-size="12pt" fo:font-style="normal" style:text-underline-style="none" fo:font-weight="normal"/>
    </style:style>
    <style:style style:name="P29" style:family="paragraph">
      <style:paragraph-properties fo:text-align="end"/>
      <style:text-properties style:text-line-through-style="none" fo:font-family="'Arial Unicode MS'" style:font-style-name="Regular" style:font-family-generic="swiss" style:font-pitch="variable" fo:font-size="10pt" fo:font-style="normal" style:text-underline-style="none" fo:font-weight="normal"/>
    </style:style>
    <style:style style:name="P30" style:family="paragraph">
      <style:paragraph-properties fo:text-align="end"/>
      <style:text-properties style:text-line-through-style="none" style:font-name="Liberation Sans" fo:font-size="12pt" fo:font-style="normal" style:text-underline-style="none" fo:font-weight="normal"/>
    </style:style>
    <style:style style:name="P31" style:family="paragraph">
      <style:paragraph-properties fo:text-align="end"/>
      <style:text-properties style:text-line-through-style="none" style:font-name="Arial Unicode MS" fo:font-size="10pt" fo:font-style="normal" style:text-underline-style="none" fo:font-weight="bold"/>
    </style:style>
    <style:style style:name="P32" style:family="paragraph">
      <style:paragraph-properties fo:text-align="start"/>
      <style:text-properties style:text-line-through-style="none" fo:font-family="'Arial Unicode MS'" style:font-style-name="Regular" style:font-family-generic="swiss" style:font-pitch="variable" fo:font-size="12pt" fo:font-style="normal" style:text-underline-style="none" fo:font-weight="normal"/>
    </style:style>
    <style:style style:name="P33" style:family="paragraph">
      <style:paragraph-properties fo:text-align="end"/>
      <style:text-properties style:text-line-through-style="none" style:font-name="Liberation Serif1" fo:font-size="10pt" fo:font-style="normal" style:text-underline-style="none" fo:font-weight="bold"/>
    </style:style>
    <style:style style:name="P34" style:family="paragraph">
      <style:paragraph-properties fo:text-align="end"/>
      <style:text-properties style:text-line-through-style="none" style:font-name="Arial Unicode MS" fo:font-size="9pt" fo:font-style="normal" style:text-underline-style="none" fo:font-weight="bold"/>
    </style:style>
    <style:style style:name="P35" style:family="paragraph">
      <style:paragraph-properties fo:text-align="start"/>
      <style:text-properties style:text-line-through-style="none" style:font-name="Liberation Serif1" fo:font-size="10pt" fo:font-style="normal" style:text-underline-style="none" fo:font-weight="bold"/>
    </style:style>
    <style:style style:name="P36" style:family="paragraph">
      <style:paragraph-properties fo:text-align="center"/>
      <style:text-properties style:text-line-through-style="none" style:font-name="Arial Unicode MS" fo:font-size="12pt" fo:font-style="normal" style:text-underline-style="none" fo:font-weight="bold"/>
    </style:style>
    <style:style style:name="P37" style:family="paragraph">
      <style:paragraph-properties fo:text-align="center"/>
      <style:text-properties style:text-line-through-style="none" style:font-name="Liberation Serif1" fo:font-size="12pt" fo:font-style="normal" style:text-underline-style="none" fo:font-weight="bold"/>
    </style:style>
    <style:style style:name="P38" style:family="paragraph">
      <style:paragraph-properties fo:text-align="start"/>
      <style:text-properties style:text-line-through-style="none" style:font-name="Liberation Serif2" fo:font-size="10pt" fo:font-style="normal" style:text-underline-style="none" fo:font-weight="normal"/>
    </style:style>
    <style:style style:name="P39" style:family="paragraph">
      <style:paragraph-properties fo:text-align="end"/>
      <style:text-properties style:text-line-through-style="none" style:font-name="Liberation Serif2" fo:font-size="10pt" fo:font-style="normal" style:text-underline-style="none" fo:font-weight="normal"/>
    </style:style>
    <style:style style:name="P40" style:family="paragraph">
      <style:paragraph-properties fo:text-align="center"/>
      <style:text-properties fo:font-size="12pt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order="none" style:writing-mode="rl-tb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iting-mode="rl-tb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iting-mode="rl-tb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top" fo:border="none" style:writing-mode="rl-tb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iting-mode="rl-tb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vertical-align="top" fo:border="none" style:writing-mode="rl-tb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8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fo:border="none" style:writing-mode="rl-tb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0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11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2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FrmStudentId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DOB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StudentNam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Gende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Colleg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rmAdmissionColleg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rmMajor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SchoolCertificateTyp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FirstMajo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SchoolPercent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Stream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OB" form:control-implementation="ooo:com.sun.star.form.component.TextField" xml:id="control12" form:id="control12" form:current-value="DOB" form:value="DOB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Name" form:control-implementation="ooo:com.sun.star.form.component.TextField" xml:id="control13" form:id="control13" form:current-value="Name_" form:value="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Gender" form:control-implementation="ooo:com.sun.star.form.component.TextField" xml:id="control14" form:id="control14" form:current-value="Gender_" form:value="Gende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FirstAdmitted" form:control-implementation="ooo:com.sun.star.form.component.TextField" xml:id="control15" form:id="control15" form:current-value="First Admitted to_" form:value="First Admitted to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College" form:control-implementation="ooo:com.sun.star.form.component.TextField" xml:id="control16" form:id="control16" form:current-value="College_" form:value="Colleg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Major" form:control-implementation="ooo:com.sun.star.form.component.TextField" xml:id="control17" form:id="control17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SchoolCertificateType" form:control-implementation="ooo:com.sun.star.form.component.TextField" xml:id="control18" form:id="control18" form:current-value="(Based On)&#10;School Certificate_" form:value="(Based On)&#10;School Certificat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DegreeName" form:control-implementation="ooo:com.sun.star.form.component.TextField" xml:id="control19" form:id="control19" form:current-value="Degree Name_" form:value="Degree 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Stream" form:control-implementation="ooo:com.sun.star.form.component.TextField" xml:id="control20" form:id="control20" form:current-value="Stream :_ " form:value="Stream :_ 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Advisor" form:control-implementation="ooo:com.sun.star.form.component.TextField" xml:id="control21" form:id="control21" form:current-value="Advisor(S)_" form:value="Advisor(S)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StudentId" form:control-implementation="ooo:com.sun.star.form.component.TextField" xml:id="control22" form:id="control22" form:current-value="Student Id_" form:value="Student Id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UniversityName" form:control-implementation="ooo:com.sun.star.form.component.TextField" xml:id="control23" form:id="control23" form:current-value="University Name" form:value="University 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TranscriptName" form:control-implementation="ooo:com.sun.star.form.component.TextField" xml:id="control24" form:id="control24" form:current-value="Transcript" form:value="Transcript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ate" form:control-implementation="ooo:com.sun.star.form.component.TextField" xml:id="control25" form:id="control25" form:current-value="Today's Date" form:value="Today's 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Date" form:control-implementation="ooo:com.sun.star.form.component.TextField" xml:id="control26" form:id="control26" form:current-value="Date" form:value="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AnRName" form:control-implementation="ooo:com.sun.star.form.component.TextField" xml:id="control27" form:id="control27" form:current-value="Name of A &amp; R" form:value="Name of A &amp; 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FirstMajor" form:control-implementation="ooo:com.sun.star.form.component.TextField" xml:id="control28" form:id="control28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DegreeName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1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2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2" draw:style-name="gr6" draw:text-style-name="P31" svg:width="3.215in" svg:height="0.2378in" svg:x="3.9165in" svg:y="2.5209in" draw:control="control29"/>
      <draw:control text:anchor-type="page" text:anchor-page-number="1" draw:z-index="22" draw:style-name="gr9" draw:text-style-name="P31" svg:width="0.8398in" svg:height="0.1768in" svg:x="7.3854in" svg:y="2.4374in" draw:control="control19"/>
      <draw:control text:anchor-type="page" text:anchor-page-number="1" draw:z-index="24" draw:style-name="gr9" draw:text-style-name="P31" svg:width="0.7571in" svg:height="0.2461in" svg:x="7.4583in" svg:y="2.9272in" draw:control="control21"/>
      <draw:control text:anchor-type="page" text:anchor-page-number="1" draw:z-index="27" draw:style-name="gr11" draw:text-style-name="P37" svg:width="3.1043in" svg:height="0.2606in" svg:x="3.0728in" svg:y="0.6146in" draw:control="control24"/>
      <draw:control text:anchor-type="page" text:anchor-page-number="1" draw:z-index="28" draw:style-name="gr12" draw:text-style-name="P38" svg:width="0.7606in" svg:height="0.2295in" svg:x="7.6043in" svg:y="0.9201in" draw:control="control25"/>
      <draw:control text:anchor-type="page" text:anchor-page-number="1" draw:z-index="29" draw:style-name="gr11" draw:text-style-name="P39" svg:width="1.9059in" svg:height="0.2106in" svg:x="5.5425in" svg:y="0.9362in" draw:control="control26"/>
      <draw:control text:anchor-type="page" text:anchor-page-number="1" draw:z-index="30" draw:style-name="gr11" draw:text-style-name="P37" svg:width="3.115in" svg:height="0.2189in" svg:x="3.0752in" svg:y="0.3437in" draw:control="control27"/>
      <draw:line text:anchor-type="page" text:anchor-page-number="1" draw:z-index="32" draw:style-name="gr13" draw:text-style-name="P40" svg:x1="0.8799in" svg:y1="3.3071in" svg:x2="7.9815in" svg:y2="3.3071in">
        <text:p/>
      </draw:line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<draw:control text:anchor-type="paragraph" draw:z-index="16" draw:style-name="gr5" draw:text-style-name="P31" svg:width="0.7323in" svg:height="0.2087in" svg:x="4.3957in" svg:y="0.2681in" draw:control="control14"/><draw:control text:anchor-type="paragraph" draw:z-index="15" draw:style-name="gr5" draw:text-style-name="P31" svg:width="0.7776in" svg:height="0.2087in" svg:x="0.0382in" svg:y="0.2681in" draw:control="control13"/><draw:control text:anchor-type="paragraph" draw:z-index="19" draw:style-name="gr5" draw:text-style-name="P31" svg:width="0.798in" svg:height="0.2713in" svg:x="0.0484in" svg:y="0.8701in" draw:control="control17"/><draw:control text:anchor-type="paragraph" draw:z-index="9" draw:style-name="gr4" draw:text-style-name="P29" svg:width="2.9169in" svg:height="0.2177in" svg:x="1.0118in" svg:y="1.6189in" draw:control="control30"/><draw:control text:anchor-type="paragraph" draw:z-index="10" draw:style-name="gr5" draw:text-style-name="P30" svg:width="2.9169in" svg:height="0.2177in" svg:x="1.0126in" svg:y="1.8362in" draw:control="control31"/><draw:control text:anchor-type="as-char" draw:z-index="25" draw:style-name="gr10" draw:text-style-name="P35" svg:width="0.7941in" svg:height="0.1642in" draw:control="control22"/></text:p>
          </table:table-cell>
          <table:table-cell table:style-name="Table1.A1" office:value-type="string">
            <text:p text:style-name="P13"><draw:control text:anchor-type="paragraph" draw:z-index="26" draw:style-name="gr8" draw:text-style-name="P36" svg:width="3.1134in" svg:height="0.198in" svg:x="1.0965in" svg:y="-1.0654in" draw:control="control23"/>:</text:p>
          </table:table-cell>
          <table:table-cell table:style-name="Table1.A1" office:value-type="string">
            <text:p text:style-name="P13"><draw:control text:anchor-type="as-char" draw:z-index="0" draw:style-name="gr1" draw:text-style-name="P23" svg:width="1.2496in" svg:height="0.1976in" draw:control="control1"/></text:p>
          </table:table-cell>
          <table:table-cell table:style-name="Table1.A1" office:value-type="string">
            <text:p text:style-name="P17"><draw:control text:anchor-type="paragraph" draw:z-index="14" draw:style-name="gr5" draw:text-style-name="P31" svg:width="1.2157in" svg:height="0.1713in" svg:x="0in" svg:y="0.0035in" draw:control="control12"/></text:p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13"><draw:control text:anchor-type="as-char" svg:y="-0.0984in" draw:z-index="1" draw:style-name="gr2" draw:text-style-name="P24" svg:width="1.276in" svg:height="0.1976in" draw:control="control2"/></text:p>
          </table:table-cell>
        </table:table-row>
        <table:table-row table:style-name="Table1.2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13"><draw:control text:anchor-type="as-char" draw:z-index="2" draw:style-name="gr3" draw:text-style-name="P25" svg:width="2.7362in" svg:height="0.1969in" draw:control="control3"/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13"><draw:control text:anchor-type="as-char" draw:z-index="3" draw:style-name="gr3" draw:text-style-name="P26" svg:width="1.1815in" svg:height="0.1969in" draw:control="control4"/></text:p>
          </table:table-cell>
        </table:table-row>
        <table:table-row>
          <table:table-cell table:style-name="Table1.A1" office:value-type="string">
            <text:p text:style-name="P17"><draw:control text:anchor-type="paragraph" draw:z-index="17" draw:style-name="gr8" draw:text-style-name="P33" svg:width="0.6898in" svg:height="0.1335in" svg:x="0.0362in" svg:y="0.0661in" draw:control="control16"/><draw:control text:anchor-type="paragraph" draw:z-index="18" draw:style-name="gr5" draw:text-style-name="P31" svg:width="1.2224in" svg:height="0.2295in" svg:x="4.3953in" svg:y="0in" draw:control="control15"/></text:p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13"><draw:control text:anchor-type="as-char" draw:z-index="4" draw:style-name="gr3" draw:text-style-name="P24" svg:width="2.8823in" svg:height="0.2406in" draw:control="control5"/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13"><draw:control text:anchor-type="as-char" svg:y="-0.1972in" draw:z-index="5" draw:style-name="gr2" draw:text-style-name="P24" svg:width="2.2996in" svg:height="0.2598in" draw:control="control6"/></text:p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13"><draw:control text:anchor-type="as-char" draw:z-index="6" draw:style-name="gr3" draw:text-style-name="P27" svg:width="3.0594in" svg:height="0.1976in" draw:control="control7"/></text:p>
          </table:table-cell>
          <table:table-cell table:style-name="Table1.A1" office:value-type="string">
            <text:p text:style-name="P18"><draw:control text:anchor-type="paragraph" draw:z-index="20" draw:style-name="gr5" draw:text-style-name="P31" svg:width="0.6878in" svg:height="0.1776in" svg:x="0.0193in" svg:y="0.0307in" draw:control="control28"/> </text:p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13"><draw:control text:anchor-type="as-char" draw:z-index="11" draw:style-name="gr3" draw:text-style-name="P24" svg:width="2.0823in" svg:height="0.2406in" draw:control="control9"/></text:p>
          </table:table-cell>
        </table:table-row>
        <table:table-row table:style-name="Table1.5">
          <table:table-cell table:style-name="Table1.A1" office:value-type="string">
            <text:p text:style-name="P14"><draw:control text:anchor-type="paragraph" draw:z-index="21" draw:style-name="gr5" draw:text-style-name="P34" svg:width="1.3331in" svg:height="0.3803in" svg:x="4.3783in" svg:y="0in" draw:control="control18"/>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13"><draw:control text:anchor-type="as-char" svg:y="-0.0201in" draw:z-index="7" draw:style-name="gr2" draw:text-style-name="P24" svg:width="1.7717in" svg:height="0.1969in" draw:control="control8"/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2">: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<draw:control text:anchor-type="as-char" svg:y="-0.0937in" draw:z-index="23" draw:style-name="gr2" draw:text-style-name="P31" svg:width="1.0524in" svg:height="0.2713in" draw:control="control20"/></text:p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15"><draw:control text:anchor-type="as-char" svg:y="-0.2917in" draw:z-index="8" draw:style-name="gr2" draw:text-style-name="P28" svg:width="0.826in" svg:height="0.1969in" draw:control="control11"/> <text:s text:c="2"/><draw:control text:anchor-type="as-char" svg:y="-0.2917in" draw:z-index="13" draw:style-name="gr7" draw:text-style-name="P32" svg:width="0.985in" svg:height="0.1969in" draw:control="control10"/></text:p>
          </table:table-cell>
        </table:table-row>
        <table:table-row table:style-name="Table1.7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/>
            <text:p text:style-name="P7"/>
            <text:p text:style-name="P7"/>
            <text:p text:style-name="P7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20"/>
          </table:table-cell>
        </table:table-row>
      </table:table>
      <text:p text:style-name="P10"><text:span text:style-name="T2"><text:s text:c="7"/></text:span><text:span text:style-name="T1"><text:tab/><text:tab/><text:tab/><text:tab/><text:tab/></text:span></text:p>
      <text:p text:style-name="P11"/>
      <text:p text:style-name="P12"/>
      <text:p text:style-name="Standard"/>
      <text:p text:style-name="Standard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 Unicode MS" svg:font-family="'Arial Unicode M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9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484in" style:type="center"/>
          <style:tab-stop style:position="7.698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1799in" fo:margin-bottom="0.1846in" fo:margin-left="0.5417in" fo:margin-right="0.26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335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7.0311in" svg:y="-0.0854in" svg:width="0.5591in" svg:height="0.5909in" draw:z-index="31"><draw:image xlink:href="Pictures/1000020000000043000000538A47E0B9.gif" xlink:type="simple" xlink:show="embed" xlink:actuate="onLoad"/></draw:frame><text:line-break/><text:line-break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2:25:32.490000000</meta:creation-date>
    <dc:date>2019-01-10T13:01:03.970000000</dc:date>
    <meta:editing-duration>P22DT5H7M59S</meta:editing-duration>
    <meta:editing-cycles>138</meta:editing-cycles>
    <meta:generator>LibreOffice/4.2.0.4$Windows_x86 LibreOffice_project/05dceb5d363845f2cf968344d7adab8dcfb2ba71</meta:generator>
    <meta:document-statistic meta:table-count="1" meta:image-count="1" meta:object-count="0" meta:page-count="1" meta:paragraph-count="27" meta:word-count="12" meta:character-count="30" meta:non-whitespace-character-count="12"/>
  </office:meta>
</office:document-meta>
</file>